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817142554493837" calcext:value-type="float">
            <text:p>0.817142554493837</text:p>
          </table:table-cell>
          <table:table-cell office:value-type="float" office:value="0.827553068829137" calcext:value-type="float">
            <text:p>0.827553068829137</text:p>
          </table:table-cell>
          <table:table-cell office:value-type="float" office:value="0.829599169104598" calcext:value-type="float">
            <text:p>0.8295991691045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804634281369143" calcext:value-type="float">
            <text:p>0.804634281369143</text:p>
          </table:table-cell>
          <table:table-cell office:value-type="float" office:value="0.805547401309013" calcext:value-type="float">
            <text:p>0.805547401309013</text:p>
          </table:table-cell>
          <table:table-cell office:value-type="float" office:value="0.808247067554052" calcext:value-type="float">
            <text:p>0.808247067554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.857945149143537" calcext:value-type="float">
            <text:p>0.857945149143537</text:p>
          </table:table-cell>
          <table:table-cell office:value-type="float" office:value="0.865001663565636" calcext:value-type="float">
            <text:p>0.865001663565636</text:p>
          </table:table-cell>
          <table:table-cell office:value-type="float" office:value="0.892346029480298" calcext:value-type="float">
            <text:p>0.892346029480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0.862222368518511" calcext:value-type="float">
            <text:p>0.862222368518511</text:p>
          </table:table-cell>
          <table:table-cell office:value-type="float" office:value="0.858667333920797" calcext:value-type="float">
            <text:p>0.858667333920797</text:p>
          </table:table-cell>
          <table:table-cell office:value-type="float" office:value="0.866735463341077" calcext:value-type="float">
            <text:p>0.866735463341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0.839964379866918" calcext:value-type="float">
            <text:p>0.839964379866918</text:p>
          </table:table-cell>
          <table:table-cell office:value-type="float" office:value="0.861618205904961" calcext:value-type="float">
            <text:p>0.861618205904961</text:p>
          </table:table-cell>
          <table:table-cell office:value-type="float" office:value="0.86085998515288" calcext:value-type="float">
            <text:p>0.860859985152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float" office:value="0.851319506764412" calcext:value-type="float">
            <text:p>0.851319506764412</text:p>
          </table:table-cell>
          <table:table-cell office:value-type="float" office:value="0.853065331776937" calcext:value-type="float">
            <text:p>0.853065331776937</text:p>
          </table:table-cell>
          <table:table-cell office:value-type="float" office:value="0.858063732584318" calcext:value-type="float">
            <text:p>0.8580637325843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0.865979555249214" calcext:value-type="float">
            <text:p>0.865979555249214</text:p>
          </table:table-cell>
          <table:table-cell office:value-type="float" office:value="0.873992632826169" calcext:value-type="float">
            <text:p>0.873992632826169</text:p>
          </table:table-cell>
          <table:table-cell office:value-type="float" office:value="0.886001900831858" calcext:value-type="float">
            <text:p>0.8860019008318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office:value-type="float" office:value="0.846852922439575" calcext:value-type="float">
            <text:p>0.846852922439575</text:p>
          </table:table-cell>
          <table:table-cell office:value-type="float" office:value="0.843727988998095" calcext:value-type="float">
            <text:p>0.843727988998095</text:p>
          </table:table-cell>
          <table:table-cell office:value-type="float" office:value="0.854220383365949" calcext:value-type="float">
            <text:p>0.8542203833659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.847297548254331" calcext:value-type="float">
            <text:p>0.847297548254331</text:p>
          </table:table-cell>
          <table:table-cell office:value-type="float" office:value="0.85238448381424" calcext:value-type="float">
            <text:p>0.85238448381424</text:p>
          </table:table-cell>
          <table:table-cell office:value-type="float" office:value="0.855422647794088" calcext:value-type="float">
            <text:p>0.855422647794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float" office:value="0.842689658204714" calcext:value-type="float">
            <text:p>0.842689658204714</text:p>
          </table:table-cell>
          <table:table-cell office:value-type="float" office:value="0.850963708758354" calcext:value-type="float">
            <text:p>0.850963708758354</text:p>
          </table:table-cell>
          <table:table-cell office:value-type="float" office:value="0.858276990056038" calcext:value-type="float">
            <text:p>0.858276990056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0.894729778170586" calcext:value-type="float">
            <text:p>0.894729778170586</text:p>
          </table:table-cell>
          <table:table-cell table:style-name="ce1" office:value-type="float" office:value="0.911506742238998" calcext:value-type="float">
            <text:p>0.911506742238998</text:p>
          </table:table-cell>
          <table:table-cell office:value-type="float" office:value="0.908989891409874" calcext:value-type="float">
            <text:p>0.9089898914098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0.893234759569168" calcext:value-type="float">
            <text:p>0.893234759569168</text:p>
          </table:table-cell>
          <table:table-cell office:value-type="float" office:value="0.907560899853706" calcext:value-type="float">
            <text:p>0.907560899853706</text:p>
          </table:table-cell>
          <table:table-cell office:value-type="float" office:value="0.915251761674881" calcext:value-type="float">
            <text:p>0.9152517616748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0.881780192255974" calcext:value-type="float">
            <text:p>0.881780192255974</text:p>
          </table:table-cell>
          <table:table-cell office:value-type="float" office:value="0.904041633009911" calcext:value-type="float">
            <text:p>0.904041633009911</text:p>
          </table:table-cell>
          <table:table-cell office:value-type="float" office:value="0.905952483415603" calcext:value-type="float">
            <text:p>0.9059524834156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0.892377480864525" calcext:value-type="float">
            <text:p>0.892377480864525</text:p>
          </table:table-cell>
          <table:table-cell office:value-type="float" office:value="0.908761337399483" calcext:value-type="float">
            <text:p>0.908761337399483</text:p>
          </table:table-cell>
          <table:table-cell office:value-type="float" office:value="0.902413368225098" calcext:value-type="float">
            <text:p>0.902413368225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office:value-type="float" office:value="0.885790228843689" calcext:value-type="float">
            <text:p>0.885790228843689</text:p>
          </table:table-cell>
          <table:table-cell office:value-type="float" office:value="0.898288562893868" calcext:value-type="float">
            <text:p>0.898288562893868</text:p>
          </table:table-cell>
          <table:table-cell office:value-type="float" office:value="0.909021511673927" calcext:value-type="float">
            <text:p>0.9090215116739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float" office:value="0.892621085047722" calcext:value-type="float">
            <text:p>0.892621085047722</text:p>
          </table:table-cell>
          <table:table-cell office:value-type="float" office:value="0.895869627594948" calcext:value-type="float">
            <text:p>0.895869627594948</text:p>
          </table:table-cell>
          <table:table-cell office:value-type="float" office:value="0.898556888103485" calcext:value-type="float">
            <text:p>0.8985568881034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office:value-type="float" office:value="0.894962310791016" calcext:value-type="float">
            <text:p>0.894962310791016</text:p>
          </table:table-cell>
          <table:table-cell office:value-type="float" office:value="0.907514631748199" calcext:value-type="float">
            <text:p>0.907514631748199</text:p>
          </table:table-cell>
          <table:table-cell office:value-type="float" office:value="0.907308623194694" calcext:value-type="float">
            <text:p>0.907308623194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office:value-type="float" office:value="0.899124026298523" calcext:value-type="float">
            <text:p>0.899124026298523</text:p>
          </table:table-cell>
          <table:table-cell office:value-type="float" office:value="0.90373083949089" calcext:value-type="float">
            <text:p>0.90373083949089</text:p>
          </table:table-cell>
          <table:table-cell office:value-type="float" office:value="0.904708057641983" calcext:value-type="float">
            <text:p>0.904708057641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30T12:18:03.867929350</dc:date>
    <meta:editing-duration>PT1M16S</meta:editing-duration>
    <meta:editing-cycles>1</meta:editing-cycles>
    <meta:document-statistic meta:table-count="1" meta:cell-count="94" meta:object-count="0"/>
    <meta:generator>LibreOffice/6.0.7.3$Linux_X86_64 LibreOffice_project/00m0$Build-3</meta:generator>
  </office:meta>
</office:document-meta>
</file>